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a917" officeooo:paragraph-rsid="0010a917"/>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0a917" officeooo:paragraph-rsid="0010a91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a917" officeooo:paragraph-rsid="0011efe5"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efe5" officeooo:paragraph-rsid="0011efe5"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30116" officeooo:paragraph-rsid="00130116"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efe5" officeooo:paragraph-rsid="0011efe5"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1efe5" officeooo:paragraph-rsid="0011efe5"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52ada" officeooo:paragraph-rsid="00152ada" style:font-size-asian="12.25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8c733" officeooo:paragraph-rsid="0018c733"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64fbe" officeooo:paragraph-rsid="00264fbe"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1efe5" officeooo:paragraph-rsid="0011efe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8c733" officeooo:paragraph-rsid="0018c73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efe5" officeooo:paragraph-rsid="0011efe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1efe5" officeooo:paragraph-rsid="0011efe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52ada" officeooo:paragraph-rsid="00152ad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8c733" officeooo:paragraph-rsid="0018c73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9fe69" officeooo:paragraph-rsid="0019fe6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a8ae6" officeooo:paragraph-rsid="001a8ae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b0b79" officeooo:paragraph-rsid="001b0b79"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d0435" officeooo:paragraph-rsid="001d043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f64a3" officeooo:paragraph-rsid="001f64a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fcf42" officeooo:paragraph-rsid="001fcf4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21263b" officeooo:paragraph-rsid="0021263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64fbe" officeooo:paragraph-rsid="00264fb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276cf7" officeooo:paragraph-rsid="00276cf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11efe5" officeooo:paragraph-rsid="0011efe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18c733" officeooo:paragraph-rsid="0018c73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8c733" officeooo:paragraph-rsid="0018c73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1efe5" officeooo:paragraph-rsid="0011efe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30116" officeooo:paragraph-rsid="00130116" style:font-size-asian="16pt" style:font-weight-asian="normal" style:font-size-complex="16pt" style:font-weight-complex="normal"/>
    </style:style>
    <style:style style:name="P31" style:family="paragraph" style:parent-style-name="Standard">
      <style:text-properties officeooo:rsid="0018c733" officeooo:paragraph-rsid="0018c733"/>
    </style:style>
    <style:style style:name="T1" style:family="text">
      <style:text-properties style:text-underline-style="solid" style:text-underline-width="auto" style:text-underline-color="font-color"/>
    </style:style>
    <style:style style:name="T2" style:family="text">
      <style:text-properties officeooo:rsid="0018c733"/>
    </style:style>
    <style:style style:name="T3" style:family="text">
      <style:text-properties officeooo:rsid="001a8ae6"/>
    </style:style>
    <style:style style:name="T4" style:family="text">
      <style:text-properties officeooo:rsid="001b0b79"/>
    </style:style>
    <style:style style:name="T5" style:family="text">
      <style:text-properties officeooo:rsid="001d0435"/>
    </style:style>
    <style:style style:name="T6" style:family="text">
      <style:text-properties officeooo:rsid="0021263b"/>
    </style:style>
    <style:style style:name="T7" style:family="text">
      <style:text-properties officeooo:rsid="001f64a3"/>
    </style:style>
    <style:style style:name="T8" style:family="text">
      <style:text-properties officeooo:rsid="00276c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V.Realisation</text:p>
      <text:p text:style-name="P5"/>
      <text:p text:style-name="P4">fonctions.h</text:p>
      <text:p text:style-name="P29">int vol_vide(char vol[]);</text:p>
      <text:p text:style-name="P29">void afficherVol(VOL vol);</text:p>
      <text:p text:style-name="P29">void handleSIGUSR1();</text:p>
      <text:p text:style-name="P29">void handleSIGUSR2();</text:p>
      <text:p text:style-name="P29"/>
      <text:p text:style-name="P4">fonctions.c</text:p>
      <text:p text:style-name="P11">#include "vol.h"</text:p>
      <text:p text:style-name="P11">#include &lt;signal.h&gt;</text:p>
      <text:p text:style-name="P11">#include &lt;stdio.h&gt;</text:p>
      <text:p text:style-name="P11"/>
      <text:p text:style-name="P11">/* @fonction poir savoir si le vol choisit est consitue de 20 '.' ou 0 sinon</text:p>
      <text:p text:style-name="P11"><text:s text:c="3"/>@param char destination[] : parametre</text:p>
      <text:p text:style-name="P11"><text:s text:c="3"/>@return bool 0 ou 1 : valeur de retour */</text:p>
      <text:p text:style-name="P13">int vol_vide(char destination[])</text:p>
      <text:p text:style-name="P11">{</text:p>
      <text:p text:style-name="P11"><text:tab/>int i;</text:p>
      <text:p text:style-name="P11"><text:tab/>for(i=0; i&lt;20; i++) if(destination[i] != '.') return 0;</text:p>
      <text:p text:style-name="P11"><text:tab/>return 1;</text:p>
      <text:p text:style-name="P11">}</text:p>
      <text:p text:style-name="P11"/>
      <text:p text:style-name="P11">/* @fonction pour afficher notre memoire partage</text:p>
      <text:p text:style-name="P11"><text:s text:c="3"/>@param VOL vol : parametre */</text:p>
      <text:p text:style-name="P13">void afficherVol(VOL vol)</text:p>
      <text:p text:style-name="P11">{</text:p>
      <text:p text:style-name="P11"><text:tab/>printf("%s : %d places\n", vol.text, vol.places);</text:p>
      <text:p text:style-name="P11">}</text:p>
      <text:p text:style-name="P11"/>
      <text:p text:style-name="P11">//fonction pour afficher un message a la reception du signal SIGUSR1</text:p>
      <text:p text:style-name="P13">void handleSIGUSR1()</text:p>
      <text:p text:style-name="P11">{</text:p>
      <text:p text:style-name="P11"><text:tab/>printf("---------------\nAchat réussi ! \n---------------\n");</text:p>
      <text:p text:style-name="P11"><text:tab/>signal(SIGUSR1, handleSIGUSR1);</text:p>
      <text:p text:style-name="P11">}</text:p>
      <text:p text:style-name="P11"/>
      <text:p text:style-name="P11">//fonction pour afficher un message a la reception du signal SIGUSR2</text:p>
      <text:p text:style-name="P13">void handleSIGUSR2()</text:p>
      <text:p text:style-name="P11">{</text:p>
      <text:p text:style-name="P11"><text:tab/>printf("---------------\nAchat impossible... \n---------------\n");</text:p>
      <text:p text:style-name="P11"><text:tab/>signal(SIGUSR2, handleSIGUSR2);</text:p>
      <text:p text:style-name="P11">}</text:p>
      <text:p text:style-name="P11"/>
      <text:p text:style-name="P11"/>
      <text:p text:style-name="P11"/>
      <text:p text:style-name="P11"/>
      <text:p text:style-name="P11"/>
      <text:p text:style-name="P11"/>
      <text:p text:style-name="P11"/>
      <text:p text:style-name="P11"/>
      <text:p text:style-name="P6"><text:soft-page-break/>semaphore.h</text:p>
      <text:p text:style-name="P6"/>
      <text:p text:style-name="P11">#ifndef __SEMAPHORE_H_SEMAPHORE__</text:p>
      <text:p text:style-name="P11">#define __SEMAPHORE_H_SEMAPHORE__</text:p>
      <text:p text:style-name="P11"/>
      <text:p text:style-name="P11"/>
      <text:p text:style-name="P11">#include &lt;stdio.h&gt;</text:p>
      <text:p text:style-name="P11">#include &lt;stdlib.h&gt;</text:p>
      <text:p text:style-name="P11">#include &lt;sys/sem.h&gt;</text:p>
      <text:p text:style-name="P11"/>
      <text:p text:style-name="P11">int create_semaphore(int key);</text:p>
      <text:p text:style-name="P11">int open_semaphore(int key);</text:p>
      <text:p text:style-name="P11">int remove_semaphore(int id);</text:p>
      <text:p text:style-name="P11">int init_semaphore(int id, int val);</text:p>
      <text:p text:style-name="P11">int up(int id);</text:p>
      <text:p text:style-name="P11">int down(int id);</text:p>
      <text:p text:style-name="P11"/>
      <text:p text:style-name="P11">#endif</text:p>
      <text:p text:style-name="P11"/>
      <text:p text:style-name="P6">semaphore.c</text:p>
      <text:p text:style-name="P11">#include &lt;sys/sem.h&gt;</text:p>
      <text:p text:style-name="P11">#include &lt;stdio.h&gt;</text:p>
      <text:p text:style-name="P11">#include &lt;stdlib.h&gt;</text:p>
      <text:p text:style-name="P11">#include "semaphore.h"</text:p>
      <text:p text:style-name="P11"/>
      <text:p text:style-name="P11">/* @fonction pour creer le semphore, plus gestion d'erreur de sa creation */</text:p>
      <text:p text:style-name="P13">int create_semaphore(int key)</text:p>
      <text:p text:style-name="P11">{</text:p>
      <text:p text:style-name="P11"><text:tab/>int variable;</text:p>
      <text:p text:style-name="P11"><text:tab/>if( (variable = semget(key, 1, 0660 | IPC_CREAT)) ==-1)</text:p>
      <text:p text:style-name="P11"><text:tab/>{</text:p>
      <text:p text:style-name="P11"><text:tab/><text:tab/>printf("Erreur de création du semaphore\n");</text:p>
      <text:p text:style-name="P11"><text:tab/><text:tab/>exit(0);</text:p>
      <text:p text:style-name="P11"><text:tab/>}</text:p>
      <text:p text:style-name="P11"><text:tab/>return variable;</text:p>
      <text:p text:style-name="P11">}</text:p>
      <text:p text:style-name="P11"/>
      <text:p text:style-name="P11">/* @fonction pour ouvrir le semphore plus gestion d'erreur de son ouverture */</text:p>
      <text:p text:style-name="P13">int open_semaphore(int key)</text:p>
      <text:p text:style-name="P11">{</text:p>
      <text:p text:style-name="P11"><text:tab/>int variable;</text:p>
      <text:p text:style-name="P11"><text:tab/>if( (variable = semget(key, 1, 0660)) ==-1)</text:p>
      <text:p text:style-name="P11"><text:tab/>{</text:p>
      <text:p text:style-name="P11"><text:tab/><text:tab/>printf("Erreur d'ouverture du semaphore\n");</text:p>
      <text:p text:style-name="P11"><text:tab/><text:tab/>exit(0);</text:p>
      <text:p text:style-name="P11"><text:tab/>}</text:p>
      <text:p text:style-name="P11"><text:tab/>return variable;</text:p>
      <text:p text:style-name="P11">}</text:p>
      <text:p text:style-name="P11"/>
      <text:p text:style-name="P11">/* @fonction pour supprimer le semphore, plus gestion d'erreur de sa supression */</text:p>
      <text:p text:style-name="P13">int remove_semaphore(int id) </text:p>
      <text:p text:style-name="P11">{</text:p>
      <text:p text:style-name="P11"><text:soft-page-break/><text:tab/>int variable;</text:p>
      <text:p text:style-name="P11"><text:tab/>if( (variable = semctl(id, 0, IPC_RMID)) ==-1)</text:p>
      <text:p text:style-name="P11"><text:tab/>{</text:p>
      <text:p text:style-name="P11"><text:tab/><text:tab/>printf("Erreur pour remove le semaphore\n");</text:p>
      <text:p text:style-name="P11"><text:tab/><text:tab/>exit(0);</text:p>
      <text:p text:style-name="P11"><text:tab/>}</text:p>
      <text:p text:style-name="P11"><text:tab/>return variable;</text:p>
      <text:p text:style-name="P11">}</text:p>
      <text:p text:style-name="P11"/>
      <text:p text:style-name="P11">/* @fonction pour initialiser le semphore, plus gestion d'erreur de son initialisation */</text:p>
      <text:p text:style-name="P13">int init_semaphore(int id, int val)</text:p>
      <text:p text:style-name="P11">{</text:p>
      <text:p text:style-name="P11"><text:tab/>int variable;</text:p>
      <text:p text:style-name="P11"><text:tab/>if( (variable = semctl(id, 0, SETVAL, val)) ==-1)</text:p>
      <text:p text:style-name="P11"><text:tab/>{</text:p>
      <text:p text:style-name="P11"><text:tab/><text:tab/>printf("Erreur d'initialisation du semaphore\n");</text:p>
      <text:p text:style-name="P11"><text:tab/><text:tab/>exit(0);</text:p>
      <text:p text:style-name="P11"><text:tab/>}</text:p>
      <text:p text:style-name="P11"><text:tab/>return variable;</text:p>
      <text:p text:style-name="P11">}</text:p>
      <text:p text:style-name="P11"/>
      <text:p text:style-name="P11">/* @fonction augmenter la valeur du semphore */</text:p>
      <text:p text:style-name="P13">int up(int id)</text:p>
      <text:p text:style-name="P11">{</text:p>
      <text:p text:style-name="P11"><text:tab/>struct sembuf op ;</text:p>
      <text:p text:style-name="P11"><text:tab/>op.sem_num = 0 ;</text:p>
      <text:p text:style-name="P11"><text:tab/>op.sem_op = 1 ;</text:p>
      <text:p text:style-name="P11"><text:tab/>op.sem_flg = 0 ;</text:p>
      <text:p text:style-name="P11"><text:tab/></text:p>
      <text:p text:style-name="P11"><text:tab/>return semop(id, &amp;op, 1) ;</text:p>
      <text:p text:style-name="P11">}</text:p>
      <text:p text:style-name="P11"/>
      <text:p text:style-name="P11">/* @fonction diminuer la valeur du semphore */</text:p>
      <text:p text:style-name="P13">int down(int id)</text:p>
      <text:p text:style-name="P11">{</text:p>
      <text:p text:style-name="P11"><text:tab/>struct sembuf op ;</text:p>
      <text:p text:style-name="P11"><text:tab/>op.sem_num = 0 ;</text:p>
      <text:p text:style-name="P11"><text:tab/>op.sem_op = -1 ;</text:p>
      <text:p text:style-name="P11"><text:tab/>op.sem_flg = 0 ;</text:p>
      <text:p text:style-name="P11"><text:tab/></text:p>
      <text:p text:style-name="P11"><text:tab/>return semop(id, &amp;op, 1) ;</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6"><text:soft-page-break/>shmem.h</text:p>
      <text:p text:style-name="P11">#ifndef __SHMEM_H_SHMEM__</text:p>
      <text:p text:style-name="P11">#define __SHMEM_H_SHMEM__</text:p>
      <text:p text:style-name="P11"/>
      <text:p text:style-name="P11"/>
      <text:p text:style-name="P11">#include &lt;stdio.h&gt;</text:p>
      <text:p text:style-name="P11">#include &lt;stdlib.h&gt;</text:p>
      <text:p text:style-name="P11">#include &lt;sys/shm.h&gt;</text:p>
      <text:p text:style-name="P11"/>
      <text:p text:style-name="P11"/>
      <text:p text:style-name="P11">int create_shmem(int key, int memsize);</text:p>
      <text:p text:style-name="P11">int open_shmem(int key, int memsize);</text:p>
      <text:p text:style-name="P11">int remove_shmem(int id);</text:p>
      <text:p text:style-name="P11">void* attach_shmem(int id);</text:p>
      <text:p text:style-name="P11">int detach_shmem(const void* buffer);</text:p>
      <text:p text:style-name="P11"/>
      <text:p text:style-name="P11"/>
      <text:p text:style-name="P11">#endif</text:p>
      <text:p text:style-name="P6">shmem.c</text:p>
      <text:p text:style-name="P11">#include &lt;stdio.h&gt;</text:p>
      <text:p text:style-name="P11">#include &lt;stdlib.h&gt;</text:p>
      <text:p text:style-name="P11">#include &lt;sys/shm.h&gt;</text:p>
      <text:p text:style-name="P11">#include "shmem.h"</text:p>
      <text:p text:style-name="P11"/>
      <text:p text:style-name="P11">/* @fonction pour creer la memoire partagee, plus gestion d'erreur de sa creation */</text:p>
      <text:p text:style-name="P13">int create_shmem(int key, int memsize)</text:p>
      <text:p text:style-name="P11">{</text:p>
      <text:p text:style-name="P11"><text:tab/>int variable = shmget(key, memsize, 0660 | IPC_CREAT);</text:p>
      <text:p text:style-name="P11"><text:tab/>if (variable==-1)</text:p>
      <text:p text:style-name="P11"><text:tab/>{</text:p>
      <text:p text:style-name="P11"><text:tab/><text:tab/>printf("Erreur de création de la shmem\n");</text:p>
      <text:p text:style-name="P11"><text:tab/><text:tab/>exit(0);</text:p>
      <text:p text:style-name="P11"><text:tab/>}</text:p>
      <text:p text:style-name="P11"><text:tab/>return variable;</text:p>
      <text:p text:style-name="P11">}</text:p>
      <text:p text:style-name="P11"/>
      <text:p text:style-name="P11">/* @fonction pour ouvrir la memoire partagee, plus gestion d'erreur de son ouverture */</text:p>
      <text:p text:style-name="P13">int open_shmem(int key, int memsize)</text:p>
      <text:p text:style-name="P11">{</text:p>
      <text:p text:style-name="P11"><text:tab/>int variable = shmget(key, memsize, 0660);</text:p>
      <text:p text:style-name="P11"><text:tab/>if (variable==-1)</text:p>
      <text:p text:style-name="P11"><text:tab/>{</text:p>
      <text:p text:style-name="P11"><text:tab/><text:tab/>printf("Erreur d'ouverture de la shmem\n");</text:p>
      <text:p text:style-name="P11"><text:tab/><text:tab/>exit(0);</text:p>
      <text:p text:style-name="P11"><text:tab/>}</text:p>
      <text:p text:style-name="P11"><text:tab/>return variable;</text:p>
      <text:p text:style-name="P11">}</text:p>
      <text:p text:style-name="P11"/>
      <text:p text:style-name="P11">/* @fonction pour supprimer la memoire partagee, plus gestion d'erreur de sa supression */</text:p>
      <text:p text:style-name="P11"><text:span text:style-name="T1">int remove_shmem(int id)</text:span> </text:p>
      <text:p text:style-name="P11">{</text:p>
      <text:p text:style-name="P11"><text:tab/>int variable = shmctl(id, IPC_RMID, 0);</text:p>
      <text:p text:style-name="P11"><text:soft-page-break/><text:tab/>if (variable==-1)</text:p>
      <text:p text:style-name="P11"><text:tab/>{</text:p>
      <text:p text:style-name="P11"><text:tab/><text:tab/>printf("Erreur de suppression de la shmem\n");</text:p>
      <text:p text:style-name="P11"><text:tab/><text:tab/>exit(0);</text:p>
      <text:p text:style-name="P11"><text:tab/>}</text:p>
      <text:p text:style-name="P11"><text:tab/>return variable;</text:p>
      <text:p text:style-name="P11">}</text:p>
      <text:p text:style-name="P11"/>
      <text:p text:style-name="P11">/* @fonction pour s'attacher à la memoire partagee, plus gestion d'erreur de son attachement */</text:p>
      <text:p text:style-name="P13">void* attach_shmem(int id)</text:p>
      <text:p text:style-name="P11">{</text:p>
      <text:p text:style-name="P11"><text:tab/>return shmat(id, 0, 0) ;</text:p>
      <text:p text:style-name="P11">}</text:p>
      <text:p text:style-name="P11"/>
      <text:p text:style-name="P11">/* @fonction pour se detacher de la memoire partagee, plus gestion d'erreur du desatachement */</text:p>
      <text:p text:style-name="P13">int detach_shmem(const void* buffer)</text:p>
      <text:p text:style-name="P11">{</text:p>
      <text:p text:style-name="P11"><text:tab/>int variable = shmdt(buffer);</text:p>
      <text:p text:style-name="P11"><text:tab/>if (variable==-1)</text:p>
      <text:p text:style-name="P11"><text:tab/>{</text:p>
      <text:p text:style-name="P11"><text:tab/><text:tab/>printf("Erreur de detachement de la shmem\n");</text:p>
      <text:p text:style-name="P11"><text:tab/><text:tab/>exit(0);</text:p>
      <text:p text:style-name="P11"><text:tab/>}</text:p>
      <text:p text:style-name="P11"><text:tab/>return variable;</text:p>
      <text:p text:style-name="P11">}</text:p>
      <text:p text:style-name="P11"/>
      <text:p text:style-name="P6">vol.h</text:p>
      <text:p text:style-name="P11">#ifndef vol_h_</text:p>
      <text:p text:style-name="P11">#define vol_h_</text:p>
      <text:p text:style-name="P11"/>
      <text:p text:style-name="P11">struct model_vol {</text:p>
      <text:p text:style-name="P11"><text:tab/>char text[21];</text:p>
      <text:p text:style-name="P11"><text:tab/>int places;</text:p>
      <text:p text:style-name="P11">};</text:p>
      <text:p text:style-name="P11">typedef struct model_vol VOL;</text:p>
      <text:p text:style-name="P11"/>
      <text:p text:style-name="P11">#endif</text:p>
      <text:p text:style-name="P11"/>
      <text:p text:style-name="P11"/>
      <text:p text:style-name="P11"/>
      <text:p text:style-name="P11"/>
      <text:p text:style-name="P11"/>
      <text:p text:style-name="P11"/>
      <text:p text:style-name="P11"/>
      <text:p text:style-name="P11"/>
      <text:p text:style-name="P11"/>
      <text:p text:style-name="P11"/>
      <text:p text:style-name="P3"/>
      <text:p text:style-name="P3"/>
      <text:p text:style-name="P3"/>
      <text:p text:style-name="P3"/>
      <text:p text:style-name="P2"><text:soft-page-break/>tirage_ecrivain.c</text:p>
      <text:p text:style-name="P31">#include &lt;stdio.h&gt;</text:p>
      <text:p text:style-name="P31">#include &lt;stdlib.h&gt;</text:p>
      <text:p text:style-name="P31">#include &lt;unistd.h&gt;</text:p>
      <text:p text:style-name="P31">#include &lt;time.h&gt;</text:p>
      <text:p text:style-name="P31">#include &lt;sys/ipc.h&gt;</text:p>
      <text:p text:style-name="P31">#include &lt;sys/types.h&gt;</text:p>
      <text:p text:style-name="P31">#include &lt;string.h&gt;</text:p>
      <text:p text:style-name="P31">#include &lt;signal.h&gt;</text:p>
      <text:p text:style-name="P31">#include "shmem.h"</text:p>
      <text:p text:style-name="P31">#include "semaphore.h"</text:p>
      <text:p text:style-name="P31">#include "vol.h"</text:p>
      <text:p text:style-name="P31">#include "fonctions.h"</text:p>
      <text:p text:style-name="P31"/>
      <text:p text:style-name="P31">//variables globales</text:p>
      <text:p text:style-name="P31">int id_vols;</text:p>
      <text:p text:style-name="P31">VOL* vols;</text:p>
      <text:p text:style-name="P31">int mutex;</text:p>
      <text:p text:style-name="P31">int sem_affichage;</text:p>
      <text:p text:style-name="P31">int empty;</text:p>
      <text:p text:style-name="P31"/>
      <text:p text:style-name="P31">/* fonction pour que affichage se termine proprement dans laquelle on se détache de la memoire partagee, on supprime les semaphores et la memoire partagee <text:s/>*/</text:p>
      <text:p text:style-name="P31">void terminate()</text:p>
      <text:p text:style-name="P31">{</text:p>
      <text:p text:style-name="P31"><text:tab/>printf("Tirage_ecrivain se termine proprement \n");</text:p>
      <text:p text:style-name="P31"><text:tab/>detach_shmem(vols);</text:p>
      <text:p text:style-name="P31"><text:tab/>remove_shmem(id_vols);</text:p>
      <text:p text:style-name="P31"><text:tab/>remove_semaphore(mutex);</text:p>
      <text:p text:style-name="P31"><text:tab/>remove_semaphore(empty);</text:p>
      <text:p text:style-name="P31"><text:tab/>remove_semaphore(sem_affichage);</text:p>
      <text:p text:style-name="P31"><text:tab/>exit(0);</text:p>
      <text:p text:style-name="P31">}</text:p>
      <text:p text:style-name="P31"/>
      <text:p text:style-name="P31">int main()</text:p>
      <text:p text:style-name="P31">{</text:p>
      <text:p text:style-name="P31"><text:tab/>signal(SIGINT, terminate);</text:p>
      <text:p text:style-name="P31"/>
      <text:p text:style-name="P31"><text:tab/>//initialisation de plusieurs variables</text:p>
      <text:p text:style-name="P31"><text:tab/>int nbrPlaces, i=0, j, k=1, l, m, ligne;</text:p>
      <text:p text:style-name="P31"><text:tab/>char destination[21];</text:p>
      <text:p text:style-name="P31"><text:tab/>VOL tirage_vol;</text:p>
      <text:p text:style-name="P31"/>
      <text:p text:style-name="P31"><text:tab/>// création tube ordinaire</text:p>
      <text:p text:style-name="P31"><text:tab/>int descpipe[2];</text:p>
      <text:p text:style-name="P31"><text:tab/>if(pipe(descpipe)==1)</text:p>
      <text:p text:style-name="P31"><text:tab/>{</text:p>
      <text:p text:style-name="P31"><text:tab/><text:tab/>printf("Erreur de création du tube\n");</text:p>
      <text:p text:style-name="P31"><text:tab/><text:tab/>exit(0);</text:p>
      <text:p text:style-name="P31"><text:tab/>}</text:p>
      <text:p text:style-name="P31"/>
      <text:p text:style-name="P31"><text:tab/>// clonage du processus pour separer tirage et ecrivain</text:p>
      <text:p text:style-name="P31"><text:soft-page-break/><text:tab/>int pid = fork();</text:p>
      <text:p text:style-name="P31"><text:tab/>if(pid != 0)</text:p>
      <text:p text:style-name="P31"><text:tab/>{</text:p>
      <text:p text:style-name="P31"><text:tab/><text:tab/>// ------------------ processus tirage----------------------- //</text:p>
      <text:p text:style-name="P31"><text:tab/><text:tab/>FILE *fichierDestination; </text:p>
      <text:p text:style-name="P31"><text:tab/><text:tab/>fichierDestination=fopen("Liste_destinations.txt","r");</text:p>
      <text:p text:style-name="P31"><text:tab/><text:tab/>char liste_dest[23][21] = {0};</text:p>
      <text:p text:style-name="P31"/>
      <text:p text:style-name="P31"><text:tab/><text:tab/>// On recuperere toutes les destinations dans le fichier texte et on les stock dans un tableau</text:p>
      <text:p text:style-name="P31"><text:tab/><text:tab/>while(fgets(destination,20,fichierDestination) != NULL)</text:p>
      <text:p text:style-name="P31"><text:tab/><text:tab/>{</text:p>
      <text:p text:style-name="P31"><text:tab/><text:tab/><text:tab/>for(l=0; l&lt;strlen(destination); l++)</text:p>
      <text:p text:style-name="P31"><text:tab/><text:tab/><text:tab/>{</text:p>
      <text:p text:style-name="P31"><text:tab/><text:tab/><text:tab/><text:tab/>liste_dest[i][l] = destination[l];</text:p>
      <text:p text:style-name="P31"><text:tab/><text:tab/><text:tab/>}</text:p>
      <text:p text:style-name="P31"><text:tab/><text:tab/><text:tab/>for(m=strlen(destination)-1; m&lt;21; m++){ // on ajoute les octets de bourrage. Le -1 permet d'ecraser le \n a la fin du mot</text:p>
      <text:p text:style-name="P31"><text:tab/><text:tab/><text:tab/><text:tab/> liste_dest[i][m]='.';</text:p>
      <text:p text:style-name="P31"><text:tab/><text:tab/><text:tab/>}</text:p>
      <text:p text:style-name="P31"><text:tab/><text:tab/><text:tab/>liste_dest[i][20] = '\0';</text:p>
      <text:p text:style-name="P31"><text:tab/><text:tab/><text:tab/>i++;</text:p>
      <text:p text:style-name="P31"><text:tab/><text:tab/>}</text:p>
      <text:p text:style-name="P31"/>
      <text:p text:style-name="P31"><text:tab/><text:tab/>srand(time(NULL)) ;</text:p>
      <text:p text:style-name="P31"><text:tab/><text:tab/>close(descpipe[0]); // je ne m'en sers pas en lecture</text:p>
      <text:p text:style-name="P31"><text:tab/><text:tab/>while(1)</text:p>
      <text:p text:style-name="P31"><text:tab/><text:tab/>{</text:p>
      <text:p text:style-name="P31"><text:tab/><text:tab/><text:tab/>ligne=rand()%20;<text:tab/></text:p>
      <text:p text:style-name="P31"><text:tab/><text:tab/><text:tab/>nbrPlaces=rand()%10;</text:p>
      <text:p text:style-name="P31"><text:tab/><text:tab/><text:tab/>strcpy(tirage_vol.text, liste_dest[ligne]);</text:p>
      <text:p text:style-name="P31"><text:tab/><text:tab/><text:tab/>tirage_vol.places=nbrPlaces;</text:p>
      <text:p text:style-name="P31"><text:tab/><text:tab/><text:tab/>write(descpipe[1],&amp;tirage_vol,sizeof(VOL));</text:p>
      <text:p text:style-name="P31"><text:tab/><text:tab/><text:tab/>sleep(4);<text:tab/><text:tab/><text:tab/></text:p>
      <text:p text:style-name="P31"><text:tab/><text:tab/>}</text:p>
      <text:p text:style-name="P31"/>
      <text:p text:style-name="P31"><text:tab/>}else{</text:p>
      <text:p text:style-name="P31"><text:tab/><text:tab/>// ------------------ processus tirage----------------------- //</text:p>
      <text:p text:style-name="P31"><text:tab/><text:tab/>VOL vol_a_ecrire;</text:p>
      <text:p text:style-name="P31"><text:tab/><text:tab/>int k, l, vol_ecrit; // vol_ecrit sert de booleen pour savoir si on a ecrit dans la memoire, si oui on arretera de la parcourir</text:p>
      <text:p text:style-name="P31"><text:tab/><text:tab/></text:p>
      <text:p text:style-name="P31"><text:tab/><text:tab/>// creation et ouverture des semaphores</text:p>
      <text:p text:style-name="P31"><text:tab/><text:tab/>mutex = create_semaphore(200);</text:p>
      <text:p text:style-name="P31"><text:tab/><text:tab/>empty = create_semaphore(201);</text:p>
      <text:p text:style-name="P31"><text:tab/><text:tab/>sem_affichage = create_semaphore(202);</text:p>
      <text:p text:style-name="P31"><text:tab/><text:tab/>init_semaphore(mutex, 1);</text:p>
      <text:p text:style-name="P31"><text:tab/><text:tab/>init_semaphore(empty, 20);</text:p>
      <text:p text:style-name="P31"><text:tab/><text:tab/>init_semaphore(sem_affichage, 0);</text:p>
      <text:p text:style-name="P31"/>
      <text:p text:style-name="P31"><text:tab/><text:tab/>// creation, attachement et initialisation memoire partagee</text:p>
      <text:p text:style-name="P31"><text:tab/><text:tab/>id_vols = create_shmem(100, 20*sizeof(VOL));</text:p>
      <text:p text:style-name="P31"><text:soft-page-break/><text:tab/><text:tab/>vols = (VOL*) shmat(id_vols, 0, 0); //</text:p>
      <text:p text:style-name="P31"><text:tab/><text:tab/></text:p>
      <text:p text:style-name="P31"><text:tab/><text:tab/>// initialisation de la memoire partagee</text:p>
      <text:p text:style-name="P31"><text:tab/><text:tab/>for(l=0; l&lt;20; l++) {</text:p>
      <text:p text:style-name="P31"><text:tab/><text:tab/><text:tab/>vols[l].text[0] = '.';</text:p>
      <text:p text:style-name="P31"><text:tab/><text:tab/><text:tab/>vols[l].places = 0;</text:p>
      <text:p text:style-name="P31"><text:tab/><text:tab/>}</text:p>
      <text:p text:style-name="P31"/>
      <text:p text:style-name="P31"><text:tab/><text:tab/>while(1) {</text:p>
      <text:p text:style-name="P31"><text:tab/><text:tab/><text:tab/>read(descpipe[0], &amp;vol_a_ecrire, sizeof(VOL)); // on recupère ici le vol envoyé par le processus tirage</text:p>
      <text:p text:style-name="P31"><text:tab/><text:tab/><text:tab/>k = 0;</text:p>
      <text:p text:style-name="P31"><text:tab/><text:tab/><text:tab/>vol_ecrit = 0;</text:p>
      <text:p text:style-name="P31"><text:tab/><text:tab/><text:tab/>// on parcourt toutes les cases de la memoire tant qu'on a pas ecrit vol_a_ecrire dedans</text:p>
      <text:p text:style-name="P31"><text:tab/><text:tab/><text:tab/>while((k&lt;20) &amp;&amp; (vol_ecrit==0))</text:p>
      <text:p text:style-name="P31"><text:tab/><text:tab/><text:tab/>{</text:p>
      <text:p text:style-name="P31"><text:tab/><text:tab/><text:tab/><text:tab/>down(mutex);</text:p>
      <text:p text:style-name="P31"><text:tab/><text:tab/><text:tab/><text:tab/>if(strcmp(vols[k].text, vol_a_ecrire.text)==0) // si cette destination est deja dans la shmem on ajoute juste les places</text:p>
      <text:p text:style-name="P31"><text:tab/><text:tab/><text:tab/><text:tab/>{</text:p>
      <text:p text:style-name="P31"><text:tab/><text:tab/><text:tab/><text:tab/><text:tab/>vols[k].places = vols[k].places + vol_a_ecrire.places;</text:p>
      <text:p text:style-name="P31"><text:tab/><text:tab/><text:tab/><text:tab/><text:tab/>vol_ecrit = 1;</text:p>
      <text:p text:style-name="P31"><text:tab/><text:tab/><text:tab/><text:tab/><text:tab/>up(sem_affichage);</text:p>
      <text:p text:style-name="P31"><text:tab/><text:tab/><text:tab/><text:tab/>}else if(vols[k].text[0] == '.') // si c'est une nouvelle destination on l'écrit dans un emplacement vide</text:p>
      <text:p text:style-name="P31"><text:tab/><text:tab/><text:tab/><text:tab/>{</text:p>
      <text:p text:style-name="P31"><text:tab/><text:tab/><text:tab/><text:tab/><text:tab/>vols[k] = vol_a_ecrire;</text:p>
      <text:p text:style-name="P31"><text:tab/><text:tab/><text:tab/><text:tab/><text:tab/>vol_ecrit = 1;</text:p>
      <text:p text:style-name="P31"><text:tab/><text:tab/><text:tab/><text:tab/><text:tab/>up(sem_affichage);</text:p>
      <text:p text:style-name="P31"><text:tab/><text:tab/><text:tab/><text:tab/><text:tab/>down(empty);</text:p>
      <text:p text:style-name="P31"><text:tab/><text:tab/><text:tab/><text:tab/>}</text:p>
      <text:p text:style-name="P31"><text:tab/><text:tab/><text:tab/><text:tab/>up(mutex);</text:p>
      <text:p text:style-name="P31"><text:tab/><text:tab/><text:tab/><text:tab/>k++;</text:p>
      <text:p text:style-name="P31"><text:tab/><text:tab/><text:tab/>}</text:p>
      <text:p text:style-name="P31"><text:tab/><text:tab/>}</text:p>
      <text:p text:style-name="P31"><text:tab/><text:tab/></text:p>
      <text:p text:style-name="P31"><text:tab/>}</text:p>
      <text:p text:style-name="P3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text:soft-page-break/>utilisateur.c</text:p>
      <text:p text:style-name="P12">#include &lt;stdio.h&gt;</text:p>
      <text:p text:style-name="P12">#include &lt;stdlib.h&gt;</text:p>
      <text:p text:style-name="P12">#include &lt;unistd.h&gt;</text:p>
      <text:p text:style-name="P12">#include &lt;sys/ipc.h&gt;</text:p>
      <text:p text:style-name="P12">#include &lt;sys/types.h&gt;</text:p>
      <text:p text:style-name="P12">#include &lt;sys/msg.h&gt;</text:p>
      <text:p text:style-name="P12">#include &lt;signal.h&gt;</text:p>
      <text:p text:style-name="P12">#include &lt;string.h&gt;</text:p>
      <text:p text:style-name="P12">#include "vol.h"</text:p>
      <text:p text:style-name="P12">#include "fonctions.h" </text:p>
      <text:p text:style-name="P12"/>
      <text:p text:style-name="P12">// variables globales</text:p>
      <text:p text:style-name="P12">int id_BAL;</text:p>
      <text:p text:style-name="P12"/>
      <text:p text:style-name="P12">/* <text:s/>fonction pour terminer proprement l'utilisateur dans laquelle on supprime la boite aux lettres */</text:p>
      <text:p text:style-name="P12">void terminate(){</text:p>
      <text:p text:style-name="P12"><text:tab/>printf("Utilisateur se termine proprement \n");</text:p>
      <text:p text:style-name="P12"><text:tab/>msgctl(id_BAL, IPC_RMID, NULL);</text:p>
      <text:p text:style-name="P12"><text:tab/>exit(0);</text:p>
      <text:p text:style-name="P12">}</text:p>
      <text:p text:style-name="P12"/>
      <text:p text:style-name="P12">int main()</text:p>
      <text:p text:style-name="P12">{</text:p>
      <text:p text:style-name="P12"><text:tab/>signal(SIGINT, terminate);</text:p>
      <text:p text:style-name="P12"><text:tab/>signal(SIGUSR1, handleSIGUSR1);</text:p>
      <text:p text:style-name="P12"><text:tab/>signal(SIGUSR2, handleSIGUSR2);</text:p>
      <text:p text:style-name="P12"><text:tab/></text:p>
      <text:p text:style-name="P12"><text:tab/>// declaration de variable</text:p>
      <text:p text:style-name="P12"><text:tab/>char dest_achat[21];</text:p>
      <text:p text:style-name="P12"><text:tab/>int places_achat;</text:p>
      <text:p text:style-name="P12"><text:tab/>int i, j;</text:p>
      <text:p text:style-name="P12"/>
      <text:p text:style-name="P12"><text:tab/>// on definit une structure pour nos messages</text:p>
      <text:p text:style-name="P12"><text:tab/>struct msgbuf</text:p>
      <text:p text:style-name="P12"><text:tab/>{</text:p>
      <text:p text:style-name="P12"><text:tab/><text:tab/>long mtype;</text:p>
      <text:p text:style-name="P12"><text:tab/><text:tab/>VOL vol;</text:p>
      <text:p text:style-name="P12"><text:tab/>} message;</text:p>
      <text:p text:style-name="P12"><text:tab/></text:p>
      <text:p text:style-name="P12"><text:tab/>// creation de la boite aux lettres de cle 300 et d'option 0660 (lecture et ecriture pour l'user et le groupe)</text:p>
      <text:p text:style-name="P12"><text:tab/>int id_BAL = msgget(300, 0660);</text:p>
      <text:p text:style-name="P12"/>
      <text:p text:style-name="P12"><text:tab/>// le premier message qu'on envoie <text:s/>est le pid a agence pour qu'elle puisse envoyer des signaux a utilisateur</text:p>
      <text:p text:style-name="P12"><text:tab/>message.mtype = 1;</text:p>
      <text:p text:style-name="P12"><text:tab/>message.vol.text[0] = '.';</text:p>
      <text:p text:style-name="P12"><text:tab/>message.vol.places = getpid();</text:p>
      <text:p text:style-name="P12"><text:tab/>msgsnd(id_BAL, &amp;message, sizeof(VOL), 0); </text:p>
      <text:p text:style-name="P12"/>
      <text:p text:style-name="P12"><text:tab/>while(1)</text:p>
      <text:p text:style-name="P12"><text:soft-page-break/><text:tab/>{</text:p>
      <text:p text:style-name="P12"><text:tab/><text:tab/>printf("Veuillez entrer la destination souhaitée :\n");</text:p>
      <text:p text:style-name="P12"><text:tab/><text:tab/>scanf("%s", &amp;dest_achat);</text:p>
      <text:p text:style-name="P12"><text:tab/><text:tab/>printf("Veuillez entrer le nombre de places que vous voulez acheter :\n");</text:p>
      <text:p text:style-name="P12"><text:tab/><text:tab/>scanf("%d", &amp;places_achat);</text:p>
      <text:p text:style-name="P12"/>
      <text:p text:style-name="P12"><text:tab/><text:tab/>// on met ensuite à jour le message avec les valeurs entree par l'utilisateur en ajoutant les octets de bourrage puis on envoie</text:p>
      <text:p text:style-name="P12"><text:tab/><text:tab/>for(i=0; i&lt;strlen(dest_achat); i++)</text:p>
      <text:p text:style-name="P12"><text:tab/><text:tab/>{</text:p>
      <text:p text:style-name="P12"><text:tab/><text:tab/><text:tab/>message.vol.text[i] = dest_achat[i];</text:p>
      <text:p text:style-name="P12"><text:tab/><text:tab/>}</text:p>
      <text:p text:style-name="P12"><text:tab/><text:tab/>for(j=strlen(dest_achat); j&lt;20; j++)</text:p>
      <text:p text:style-name="P12"><text:tab/><text:tab/>{</text:p>
      <text:p text:style-name="P12"><text:tab/><text:tab/><text:tab/>message.vol.text[j] = '.';</text:p>
      <text:p text:style-name="P12"><text:tab/><text:tab/>}</text:p>
      <text:p text:style-name="P12"><text:tab/><text:tab/>message.vol.text[20] = '\0';</text:p>
      <text:p text:style-name="P12"><text:tab/><text:tab/>message.vol.places = places_achat;</text:p>
      <text:p text:style-name="P12"><text:tab/><text:tab/>msgsnd(id_BAL, &amp;message, sizeof(VOL), 0);</text:p>
      <text:p text:style-name="P12"><text:tab/><text:tab/>pause(); // on attend la reponse de l'agence, pour savoir si l'achat etait possible ou non</text:p>
      <text:p text:style-name="P12"><text:tab/>}</text:p>
      <text:p text:style-name="P1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
      <text:p text:style-name="P4"><text:soft-page-break/>agence.c</text:p>
      <text:p text:style-name="P16">#include &lt;stdio.h&gt;</text:p>
      <text:p text:style-name="P16">#include &lt;stdlib.h&gt;</text:p>
      <text:p text:style-name="P16">#include &lt;unistd.h&gt;</text:p>
      <text:p text:style-name="P16">#include &lt;sys/shm.h&gt;</text:p>
      <text:p text:style-name="P16">#include &lt;sys/sem.h&gt;</text:p>
      <text:p text:style-name="P16">#include &lt;sys/ipc.h&gt;</text:p>
      <text:p text:style-name="P16">#include &lt;sys/types.h&gt;</text:p>
      <text:p text:style-name="P16">#include &lt;sys/msg.h&gt;</text:p>
      <text:p text:style-name="P16">#include &lt;string.h&gt;</text:p>
      <text:p text:style-name="P16">#include &lt;signal.h&gt;</text:p>
      <text:p text:style-name="P16">#include "shmem.h"</text:p>
      <text:p text:style-name="P16">#include "semaphore.h"</text:p>
      <text:p text:style-name="P16">#include "vol.h"</text:p>
      <text:p text:style-name="P16">#include "fonctions.h"</text:p>
      <text:p text:style-name="P16"/>
      <text:p text:style-name="P16">//variables globales</text:p>
      <text:p text:style-name="P16">int id_vols;</text:p>
      <text:p text:style-name="P16">VOL* vols;</text:p>
      <text:p text:style-name="P16">int mutex;</text:p>
      <text:p text:style-name="P16">int empty;</text:p>
      <text:p text:style-name="P16">int sem_affichage;</text:p>
      <text:p text:style-name="P16">int id_BAL;</text:p>
      <text:p text:style-name="P16"/>
      <text:p text:style-name="P16">/* @fonction pour que affichage se termine proprement dans laquelle on se détache de la memoire partagee, on supprime les semaphores et la memoire partagee <text:s/>*/</text:p>
      <text:p text:style-name="P16">void terminate(){</text:p>
      <text:p text:style-name="P16"><text:tab/>printf("Agence se termine proprement \n");</text:p>
      <text:p text:style-name="P16"><text:tab/>msgctl(id_BAL, IPC_RMID, NULL);</text:p>
      <text:p text:style-name="P16"><text:tab/>detach_shmem(vols);</text:p>
      <text:p text:style-name="P16"><text:tab/>remove_shmem(id_vols);</text:p>
      <text:p text:style-name="P16"><text:tab/>remove_semaphore(mutex);</text:p>
      <text:p text:style-name="P16"><text:tab/>remove_semaphore(empty);</text:p>
      <text:p text:style-name="P16"><text:tab/>remove_semaphore(sem_affichage);</text:p>
      <text:p text:style-name="P16"><text:tab/>exit(0);</text:p>
      <text:p text:style-name="P16">}</text:p>
      <text:p text:style-name="P16"/>
      <text:p text:style-name="P16">int main()</text:p>
      <text:p text:style-name="P16">{</text:p>
      <text:p text:style-name="P16"><text:tab/>signal(SIGINT, terminate);</text:p>
      <text:p text:style-name="P16"/>
      <text:p text:style-name="P16"><text:tab/>//declaration de variables</text:p>
      <text:p text:style-name="P16"><text:tab/>int recu, i, pidUtilisateur, taille, places_achat, k, vol, achat;</text:p>
      <text:p text:style-name="P16"><text:tab/>char dest_achat[21];</text:p>
      <text:p text:style-name="P16"><text:tab/></text:p>
      <text:p text:style-name="P16"><text:tab/>//initialisation de variables</text:p>
      <text:p text:style-name="P16"><text:tab/>taille = sizeof(VOL);</text:p>
      <text:p text:style-name="P16"><text:tab/>k = 0;</text:p>
      <text:p text:style-name="P16"><text:tab/>achat = 0;<text:tab/></text:p>
      <text:p text:style-name="P16"><text:tab/></text:p>
      <text:p text:style-name="P16"><text:tab/>//on ouvre nos semaphores</text:p>
      <text:p text:style-name="P16"><text:tab/>mutex = open_semaphore(200);</text:p>
      <text:p text:style-name="P16"><text:soft-page-break/><text:tab/>empty = open_semaphore(201);</text:p>
      <text:p text:style-name="P16"><text:tab/>sem_affichage = open_semaphore(202);</text:p>
      <text:p text:style-name="P16"><text:tab/></text:p>
      <text:p text:style-name="P16"><text:tab/>//on récupère l'id de notre memoire partagé pour s'y attacher ensuite</text:p>
      <text:p text:style-name="P16"><text:tab/>id_vols = open_shmem(100, 20*sizeof(VOL));</text:p>
      <text:p text:style-name="P16"><text:tab/>vols = (VOL*) shmat(id_vols, 0, 0);</text:p>
      <text:p text:style-name="P16"><text:tab/></text:p>
      <text:p text:style-name="P16"><text:tab/>//creation de la structure que l'on va utiliser pour nos messages</text:p>
      <text:p text:style-name="P16"><text:tab/>struct msgbuf{</text:p>
      <text:p text:style-name="P16"><text:tab/><text:tab/>long mtype;</text:p>
      <text:p text:style-name="P16"><text:tab/><text:tab/>VOL vol;</text:p>
      <text:p text:style-name="P16"><text:tab/>}message;</text:p>
      <text:p text:style-name="P16"><text:tab/></text:p>
      <text:p text:style-name="P16"><text:tab/>//le premier message qu'on reçoit contient le pid dans la variable int vol.places</text:p>
      <text:p text:style-name="P16"><text:tab/>//creation de la boite aux lettres</text:p>
      <text:p text:style-name="P16"><text:tab/>id_BAL = msgget(300, 0660 | IPC_CREAT);</text:p>
      <text:p text:style-name="P16"><text:tab/>if(id_BAL==-1)</text:p>
      <text:p text:style-name="P16"><text:tab/>{</text:p>
      <text:p text:style-name="P16"><text:tab/><text:tab/>printf ("Erreur de creation de la boite aux lettres");</text:p>
      <text:p text:style-name="P16"><text:tab/><text:tab/>exit(0);</text:p>
      <text:p text:style-name="P16"><text:tab/>}else{</text:p>
      <text:p text:style-name="P16"><text:tab/><text:tab/>recu=msgrcv(id_BAL, &amp;message, taille, 1, 0);</text:p>
      <text:p text:style-name="P16"><text:tab/><text:tab/></text:p>
      <text:p text:style-name="P16"><text:tab/><text:tab/>if(recu==-1){</text:p>
      <text:p text:style-name="P16"><text:tab/><text:tab/><text:tab/>printf("erreur de reception\n");</text:p>
      <text:p text:style-name="P16"><text:tab/><text:tab/>}else{</text:p>
      <text:p text:style-name="P16"><text:tab/><text:tab/><text:tab/>//récupération du pid utilisateur</text:p>
      <text:p text:style-name="P16"><text:tab/><text:tab/><text:tab/>if(message.vol.text[0]=='.')</text:p>
      <text:p text:style-name="P16"><text:tab/><text:tab/><text:tab/>{</text:p>
      <text:p text:style-name="P16"><text:tab/><text:tab/><text:tab/><text:tab/>pidUtilisateur = message.vol.places;</text:p>
      <text:p text:style-name="P16"><text:tab/><text:tab/><text:tab/>}</text:p>
      <text:p text:style-name="P16"><text:tab/><text:tab/>}</text:p>
      <text:p text:style-name="P16"><text:tab/>}</text:p>
      <text:p text:style-name="P16"><text:tab/></text:p>
      <text:p text:style-name="P16"><text:tab/>while(1)</text:p>
      <text:p text:style-name="P16"><text:tab/>{</text:p>
      <text:p text:style-name="P16"><text:tab/><text:tab/>recu = msgrcv(id_BAL, &amp;message, taille, 1, 0);</text:p>
      <text:p text:style-name="P16"><text:tab/><text:tab/>achat = 0;</text:p>
      <text:p text:style-name="P16"><text:tab/><text:tab/></text:p>
      <text:p text:style-name="P16"><text:tab/><text:tab/>if(recu==-1)</text:p>
      <text:p text:style-name="P16"><text:tab/><text:tab/>{</text:p>
      <text:p text:style-name="P16"><text:tab/><text:tab/><text:tab/>printf("erreur de reception\n");</text:p>
      <text:p text:style-name="P16"><text:tab/><text:tab/><text:tab/>exit(0);</text:p>
      <text:p text:style-name="P16"><text:tab/><text:tab/>}else{</text:p>
      <text:p text:style-name="P16"><text:tab/><text:tab/><text:tab/>down(mutex);</text:p>
      <text:p text:style-name="P16"><text:tab/><text:tab/><text:tab/>k = 0;</text:p>
      <text:p text:style-name="P16"><text:tab/><text:tab/><text:tab/>while((k&lt;20) &amp;&amp; (achat==0))</text:p>
      <text:p text:style-name="P16"><text:tab/><text:tab/><text:tab/>{</text:p>
      <text:p text:style-name="P16"><text:tab/><text:tab/><text:tab/><text:tab/>// on cherche dans la memoire partagée la destination et on enleve le nombre de places voulu si il y en a assez de disponibles</text:p>
      <text:p text:style-name="P16"><text:tab/><text:tab/><text:tab/><text:tab/>// on repond par signaux : SIGUSR1 si il y a assez de places disponibles, SIGUSR2 sinon</text:p>
      <text:p text:style-name="P16"><text:soft-page-break/><text:tab/><text:tab/><text:tab/><text:tab/>if(strcmp(vols[k].text, message.vol.text)==0)</text:p>
      <text:p text:style-name="P16"><text:tab/><text:tab/><text:tab/><text:tab/>{</text:p>
      <text:p text:style-name="P16"><text:tab/><text:tab/><text:tab/><text:tab/><text:tab/>if(message.vol.places&lt;=vols[k].places)</text:p>
      <text:p text:style-name="P16"><text:tab/><text:tab/><text:tab/><text:tab/><text:tab/>{</text:p>
      <text:p text:style-name="P16"><text:tab/><text:tab/><text:tab/><text:tab/><text:tab/><text:tab/>vols[k].places = vols[k].places - message.vol.places;</text:p>
      <text:p text:style-name="P16"><text:tab/><text:tab/><text:tab/><text:tab/><text:tab/><text:tab/>achat = 1;</text:p>
      <text:p text:style-name="P16"><text:tab/><text:tab/><text:tab/><text:tab/><text:tab/><text:tab/>up(sem_affichage);</text:p>
      <text:p text:style-name="P16"><text:tab/><text:tab/><text:tab/><text:tab/><text:tab/><text:tab/>kill(pidUtilisateur, SIGUSR1);</text:p>
      <text:p text:style-name="P16"><text:tab/><text:tab/><text:tab/><text:tab/><text:tab/>}else{</text:p>
      <text:p text:style-name="P16"><text:tab/><text:tab/><text:tab/><text:tab/><text:tab/><text:tab/>achat = 1;</text:p>
      <text:p text:style-name="P16"><text:tab/><text:tab/><text:tab/><text:tab/><text:tab/><text:tab/>kill(pidUtilisateur, SIGUSR2);</text:p>
      <text:p text:style-name="P16"><text:tab/><text:tab/><text:tab/><text:tab/><text:tab/>}</text:p>
      <text:p text:style-name="P16"><text:tab/><text:tab/><text:tab/><text:tab/>}</text:p>
      <text:p text:style-name="P16"><text:tab/><text:tab/><text:tab/><text:tab/>// si on a parcouru toute la memoire c'est que le vol entré n'était pas dans la liste, donc on envoie SIGUSR2 a utilisateur</text:p>
      <text:p text:style-name="P16"><text:tab/><text:tab/><text:tab/><text:tab/>if(k==19)</text:p>
      <text:p text:style-name="P16"><text:tab/><text:tab/><text:tab/><text:tab/>{</text:p>
      <text:p text:style-name="P16"><text:tab/><text:tab/><text:tab/><text:tab/><text:tab/>printf("%s n'est pas dans la liste des destinations\n", message.vol.text);</text:p>
      <text:p text:style-name="P16"><text:tab/><text:tab/><text:tab/><text:tab/><text:tab/>kill(pidUtilisateur, SIGUSR2);</text:p>
      <text:p text:style-name="P16"><text:tab/><text:tab/><text:tab/><text:tab/>}</text:p>
      <text:p text:style-name="P16"><text:tab/><text:tab/><text:tab/><text:tab/>k++;</text:p>
      <text:p text:style-name="P16"><text:tab/><text:tab/><text:tab/>}</text:p>
      <text:p text:style-name="P16"><text:tab/><text:tab/><text:tab/>up(mutex);</text:p>
      <text:p text:style-name="P16"><text:tab/><text:tab/>}<text:tab/><text:tab/><text:tab/></text:p>
      <text:p text:style-name="P16"><text:tab/>}<text:tab/><text:tab/><text:tab/><text:tab/></text:p>
      <text:p text:style-name="P16">}</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7"/>
      <text:p text:style-name="P7"/>
      <text:p text:style-name="P7"/>
      <text:p text:style-name="P7"><text:soft-page-break/>affichage.c</text:p>
      <text:p text:style-name="P27">#include &lt;stdio.h&gt;</text:p>
      <text:p text:style-name="P27">#include &lt;time.h&gt;</text:p>
      <text:p text:style-name="P27">#include &lt;sys/ipc.h&gt;</text:p>
      <text:p text:style-name="P27">#include &lt;sys/types.h&gt;</text:p>
      <text:p text:style-name="P27">#include &lt;sys/shm.h&gt;</text:p>
      <text:p text:style-name="P27">#include &lt;signal.h&gt;</text:p>
      <text:p text:style-name="P27">#include "semaphore.h"</text:p>
      <text:p text:style-name="P27">#include "shmem.h"</text:p>
      <text:p text:style-name="P27">#include "vol.h"</text:p>
      <text:p text:style-name="P27">#include "fonctions.h"</text:p>
      <text:p text:style-name="P27"/>
      <text:p text:style-name="P27">//variables globales</text:p>
      <text:p text:style-name="P27">int id_vols;</text:p>
      <text:p text:style-name="P27">VOL* vols;</text:p>
      <text:p text:style-name="P27">int mutex;</text:p>
      <text:p text:style-name="P27">int empty;</text:p>
      <text:p text:style-name="P27">int sem_affichage;</text:p>
      <text:p text:style-name="P27">int i;</text:p>
      <text:p text:style-name="P27"/>
      <text:p text:style-name="P27">/* fonction pour que affichage se termine proprement dans laquelle on se détache de la memoire partagee, on supprime les semaphores et la memoire partagee <text:s/>*/</text:p>
      <text:p text:style-name="P27">void terminate(){</text:p>
      <text:p text:style-name="P27"><text:tab/>printf("Affichage se termine proprement \n");</text:p>
      <text:p text:style-name="P27"><text:tab/>detach_shmem(vols);</text:p>
      <text:p text:style-name="P27"><text:tab/>remove_shmem(id_vols);</text:p>
      <text:p text:style-name="P27"><text:tab/>remove_semaphore(mutex);</text:p>
      <text:p text:style-name="P27"><text:tab/>remove_semaphore(empty);</text:p>
      <text:p text:style-name="P27"><text:tab/>remove_semaphore(sem_affichage);</text:p>
      <text:p text:style-name="P27"><text:tab/>exit(0);</text:p>
      <text:p text:style-name="P27">}</text:p>
      <text:p text:style-name="P27"/>
      <text:p text:style-name="P27">int main(){</text:p>
      <text:p text:style-name="P27"><text:tab/>signal(SIGINT, terminate);</text:p>
      <text:p text:style-name="P27"><text:tab/></text:p>
      <text:p text:style-name="P27"><text:tab/>//ouverture des sémaphores</text:p>
      <text:p text:style-name="P27"><text:tab/>mutex = open_semaphore(200);</text:p>
      <text:p text:style-name="P27"><text:tab/>empty = open_semaphore(201);</text:p>
      <text:p text:style-name="P27"><text:tab/>sem_affichage = open_semaphore(202);</text:p>
      <text:p text:style-name="P27"><text:tab/></text:p>
      <text:p text:style-name="P27"><text:tab/>//attachement à la mémoire partagée</text:p>
      <text:p text:style-name="P27"><text:tab/>id_vols = open_shmem(100, 20*sizeof(VOL));</text:p>
      <text:p text:style-name="P27"><text:tab/>vols = (VOL*) shmat(id_vols, 0, 0);</text:p>
      <text:p text:style-name="P27"/>
      <text:p text:style-name="P27"><text:tab/>while(1){</text:p>
      <text:p text:style-name="P27"><text:tab/><text:tab/>system("clear"); // permet un affichage plus pratique en evitant de défiler vers le bas sans cesse</text:p>
      <text:p text:style-name="P27"><text:tab/><text:tab/>printf(" ________________________________\n");</text:p>
      <text:p text:style-name="P27"><text:tab/><text:tab/>down(mutex);</text:p>
      <text:p text:style-name="P27"><text:tab/><text:tab/>/* supprime les vols de la mémoire partagé si le nombres de places d'un vol est nul ou on affiche un vol si la première case est différente d'un '.'</text:p>
      <text:p text:style-name="P27"><text:soft-page-break/><text:tab/><text:tab/>comme nous avons initialisé notre mémoire partagé avec des '.' comme premier caractère */</text:p>
      <text:p text:style-name="P27"><text:tab/><text:tab/>for(i=0;i&lt;20;i++){</text:p>
      <text:p text:style-name="P27"><text:tab/><text:tab/><text:tab/>if(vols[i].places == 0){</text:p>
      <text:p text:style-name="P27"><text:tab/><text:tab/><text:tab/><text:tab/>vols[i].text[0] = '.';</text:p>
      <text:p text:style-name="P27"><text:tab/><text:tab/><text:tab/><text:tab/>up(empty);</text:p>
      <text:p text:style-name="P27"><text:tab/><text:tab/><text:tab/>}</text:p>
      <text:p text:style-name="P27"><text:tab/><text:tab/><text:tab/>if(vols[i].text[0] != '.'){</text:p>
      <text:p text:style-name="P27"><text:tab/><text:tab/><text:tab/><text:tab/>afficherVol(vols[i]);</text:p>
      <text:p text:style-name="P27"><text:tab/><text:tab/><text:tab/>}</text:p>
      <text:p text:style-name="P27"><text:tab/><text:tab/>}</text:p>
      <text:p text:style-name="P27"><text:tab/><text:tab/>up(mutex);</text:p>
      <text:p text:style-name="P27"><text:tab/><text:tab/>down(sem_affichage);</text:p>
      <text:p text:style-name="P27"><text:tab/>}</text:p>
      <text:p text:style-name="P27">}</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8">Makefile</text:p>
      <text:p text:style-name="P8"/>
      <text:p text:style-name="P15">all : tirage_ecrivain affichage utilisateur agence clean</text:p>
      <text:p text:style-name="P15"/>
      <text:p text:style-name="P15">utilisateur : utilisateur.o fonctions.o</text:p>
      <text:p text:style-name="P15"><text:tab/>gcc utilisateur.o fonctions.o -o utilisateur</text:p>
      <text:p text:style-name="P15"/>
      <text:p text:style-name="P15">agence : agence.o shmem.o semaphore.o fonctions.o</text:p>
      <text:p text:style-name="P15"><text:tab/>gcc agence.o shmem.o semaphore.o fonctions.o -o agence</text:p>
      <text:p text:style-name="P15"/>
      <text:p text:style-name="P15">tirage_ecrivain : tirage_ecrivain.o fonctions.o shmem.o semaphore.o</text:p>
      <text:p text:style-name="P15"><text:tab/>gcc tirage_ecrivain.o -Wall fonctions.o shmem.o semaphore.o -o tirage_ecrivain</text:p>
      <text:p text:style-name="P15"/>
      <text:p text:style-name="P15">affichage : affichage.o semaphore.o shmem.o</text:p>
      <text:p text:style-name="P15"><text:tab/>gcc affichage.o semaphore.o shmem.o -o affichage</text:p>
      <text:p text:style-name="P15"/>
      <text:p text:style-name="P15">utilisateur.o : utilisateur.c</text:p>
      <text:p text:style-name="P15"><text:tab/>gcc -c utilisateur.c -o utilisateur.o</text:p>
      <text:p text:style-name="P15"/>
      <text:p text:style-name="P15">affichage.o : affichage.c</text:p>
      <text:p text:style-name="P15"><text:tab/>gcc -c affichage.c -o affichage.o</text:p>
      <text:p text:style-name="P15"/>
      <text:p text:style-name="P15">fonctions.o : fonctions.c</text:p>
      <text:p text:style-name="P15"><text:tab/>gcc -c fonctions.c -o fonctions.o</text:p>
      <text:p text:style-name="P15"/>
      <text:p text:style-name="P15">tirage_ecrivain.o : tirage_ecrivain.c</text:p>
      <text:p text:style-name="P15"><text:tab/>gcc -c tirage_ecrivain.c -o tirage_ecrivain.o</text:p>
      <text:p text:style-name="P15"/>
      <text:p text:style-name="P15">semaphore.o : semaphore.c</text:p>
      <text:p text:style-name="P15"><text:tab/>gcc -c semaphore.c -o semaphore.o</text:p>
      <text:p text:style-name="P15"/>
      <text:p text:style-name="P15">shmem.o : shmem.c</text:p>
      <text:p text:style-name="P15"><text:tab/>gcc -c shmem.c -o shmem.o</text:p>
      <text:p text:style-name="P15"/>
      <text:p text:style-name="P15">clean : </text:p>
      <text:p text:style-name="P15"><text:tab/>rm -f *.o</text:p>
      <text:p text:style-name="P15"/>
      <text:p text:style-name="P8">Script de lancement</text:p>
      <text:p text:style-name="P15"/>
      <text:p text:style-name="P28">launch1.sh</text:p>
      <text:p text:style-name="P16">./tirage_ecrivain&amp;</text:p>
      <text:p text:style-name="P16">./agence&amp;</text:p>
      <text:p text:style-name="P16">./utilisateur</text:p>
      <text:p text:style-name="P16"/>
      <text:p text:style-name="P28">launch2.sh</text:p>
      <text:p text:style-name="P15">./<text:span text:style-name="T2">affichage</text:span></text:p>
      <text:p text:style-name="P15"/>
      <text:p text:style-name="P15"/>
      <text:p text:style-name="P15"/>
      <text:p text:style-name="P15"/>
      <text:p text:style-name="P15"/>
      <text:p text:style-name="P9"><text:soft-page-break/></text:p>
      <text:p text:style-name="P10">V. TEST</text:p>
      <text:p text:style-name="P24">Pour ce qui est des tests, nous n’en avons pas fait énormément car par exemple comme nous avons modifié les librairies que nous avait données Mr. KECHICHIAN, et nous testons directement à l’intérieur de celles ci toutes les ouvertures, créations, attachements, initialisations, et fermetures sont réalisés correctements.</text:p>
      <text:p text:style-name="P24"/>
      <text:p text:style-name="P24">Pour les tests des fonctions à proprement parlé, la aussi nous n’en avons pas réaliser beaucoup. Par exemple, une fois que nous avions réalisé tirage_ecrivain nous n’avons testé que la réception correcte des destinations dans le tableau intermédiaire:</text:p>
      <text:p text:style-name="P24"/>
      <text:p text:style-name="P24">void test1(char destination[23][21])</text:p>
      <text:p text:style-name="P24">{</text:p>
      <text:p text:style-name="P24"><text:tab/>for(int i=0; i&lt;23; i++)</text:p>
      <text:p text:style-name="P24"><text:tab/>{</text:p>
      <text:p text:style-name="P24"><text:tab/><text:tab/>for(int j=0; j&lt;21; j++) printf("%c", destination[i][j]);</text:p>
      <text:p text:style-name="P24"><text:tab/><text:tab/>printf("\n");</text:p>
      <text:p text:style-name="P24"><text:tab/>}</text:p>
      <text:p text:style-name="P24">}</text:p>
      <text:p text:style-name="P24"/>
      <text:p text:style-name="P24">Et pour ce qui est de tester la mémoire partagée cela c’est fait automatiquement lorsque nous avons créé la fonction affichage.c Mais nous aurions très bien pu la tester en utilisant quelque chose de ce type <text:span text:style-name="T8">en fin de notre</text:span>:</text:p>
      <text:p text:style-name="P24"/>
      <text:p text:style-name="P25">void test2(VOL vol)</text:p>
      <text:p text:style-name="P25">{</text:p>
      <text:p text:style-name="P25"><text:tab/>for(int i=0; i&lt;21; i++) printf("| %s : <text:s/>%d places\n", vol[i].text, vol[i].places);</text:p>
      <text:p text:style-name="P25">}</text:p>
      <text:p text:style-name="P24"/>
      <text:p text:style-name="P2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VI.Conclusion</text:p>
      <text:p text:style-name="P15"/>
      <text:p text:style-name="P15"/>
      <text:p text:style-name="P17">Pour notre part, nous avons trouvé que ce TP nous a <text:span text:style-name="T3">bien </text:span>appris à mettre en place et à utiliser les IPC tels que les mémoires partagées, les tubes ordinaires, les sémaphores et les boites aux lettres. <text:span text:style-name="T3">Q</text:span>ue ce soit comment utiliser ou quand utiliser <text:span text:style-name="T3">un de </text:span>ces outils. Nous avons aussi pu apprécier l’aide précieuse du Lacâtre qu’il nous a été demandé de réaliser avant la première scéance de TP. Bien que cela ne soit pas intuitif, cet exercice nous a fait prendre conscience <text:span text:style-name="T3">que ce schéma a structuré toute notre pensée et mis en ordre nos idées de manière claire et lisible pour résoudre cet exercice.</text:span></text:p>
      <text:p text:style-name="P17"/>
      <text:p text:style-name="P18">Pour notre part le premier point positif pour notre projet est l’ajout d’un troisième sémaphore que nous n’avions pas prévu initialement pour gérer dynamiquement l’affichage de notre mémoire partagée. Nous avons donc utiliser ce sémaphore pour afficher la mémoire partagée dès qu’elle est modifiée que <text:s/>ce soit par un achat fait par l’utilisateur ou bien une nouvelle destination qui entre en compte.</text:p>
      <text:p text:style-name="P18">Un deuxième point positif <text:span text:style-name="T4">est que nous gérons quasiment toutes les erreurs à l’intérieur de notre programme comme les erreurs venant de l’extérieur, de l’utilisateur. C’est-à-dire que si l’utilisateur rentre une destination qui n’est pas dans la liste qui lui est proposé ou qu’il fait une faute d’orthographe cela lui sera précisé de même que s’il demande un nombre trop élevé de places par rapport au nombre de places disponibles. Pour ce qui touche aux erreurs internes, nous parlons des erreurs de créations des IPC, d’attachements, d’ouverture ou même de fermeture.</text:span></text:p>
      <text:p text:style-name="P18"/>
      <text:p text:style-name="P19">Pour ce qui est des points négatifs, nous pensons que le plus gros défaut de notre programme est la dépendance de ce dernier vis-à-vis d<text:span text:style-name="T5">e notre fichier. En quelques mots cela ce résume par le faite que nous aurions pu faire notre structure d’une manière différente et plus adapté pour pas que nous ayons à changer notre programme si nous rajoutons ou enlevons des destinations à ce fichier. Il n’y a que deux lignes à changer si nous changeons notre fichier mais nous trouvons qu’au niveau gestion de programme cela pose tout de même un problème quand on est programmeur.</text:span></text:p>
      <text:p text:style-name="P20">Un deuxième soucis que nous rencontrons et que nous n’avons pas réussi à régler c’est de fermer proprement notre boîte aux lettres. C’est le seul IPC qui nous pose soucis. <text:span text:style-name="T7">C’est-à-dire que si on lance le script launch1.sh pour la première fois dans un terminal, le programme va fonctionner. Si on le ferme proprement avec Ctrl+c, la boite aux lettres ne vas pas se supprimer donc si on relance le script, il y aura un problème. Pourtant si on ferme proprement celui-ci, et qu’on le lance un troisième fois, notre programme fonctionnera. Il fonctionne une fois sur deux après fermeture «propre» (en règle général). Si nous voulons être sur que la boite aux lettres va se fermer il faut que l’on ferme nos terminaux ouverts. Cependant nous avons cherché mais nous n’avons pas réussi à régler le problème même en fermant la boite aux lettres depuis agence et depuis utilisateur.</text:span></text:p>
      <text:p text:style-name="P21"/>
      <text:p text:style-name="P22">La partie qui nous a semblé la plus délicate est la partie tirage_ecrivain, en tout c’est celle qui nous a donné le plus de mal tout d’abord d’un point de vue du choix de notre structure vol sachant qu’elle allait nous servir tout du long et qu’on devrait aussi devoir s’adapter au faite que nous aurions aussi à tirer nos destination d’un fichier texte. Nous avons eu quelques difficultés à récupérer les destinations et à les transmettre jusqu’à se décider à les stocker dans un tableau intermédiaire <text:s/><text:span text:style-name="T6">pour le faire mais </text:span>ce qui nous empêche donc de modifier notre fichier texte sans modifier notre code. <text:s/></text:p>
      <text:p text:style-name="P22"/>
      <text:p text:style-name="P23">Nous avons travaillé environ 12heures pour le groupe sur la conception du Lacâtre et du pseudo code. Pour ce qui du temps pour le groupe que nous avons consacré pour le code en incluant les 8h par personnes obligatoire en cours, il est à la hauteur de 28h (8+8+12h à deux en dehors des TP).</text:p>
      <text:p text:style-name="P15"/>
      <text:p text:style-name="P15"/>
      <text:p text:style-name="P15"/>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09:08:40.845251524</meta:creation-date>
    <meta:generator>LibreOffice/5.1.6.2$Linux_X86_64 LibreOffice_project/07ac168c60a517dba0f0d7bc7540f5afa45f0909</meta:generator>
    <dc:date>2016-12-27T14:08:15.734434782</dc:date>
    <meta:editing-duration>PT6H47M53S</meta:editing-duration>
    <meta:editing-cycles>7</meta:editing-cycles>
    <meta:document-statistic meta:table-count="0" meta:image-count="0" meta:object-count="0" meta:page-count="20" meta:paragraph-count="617" meta:word-count="2791" meta:character-count="19951" meta:non-whitespace-character-count="17026"/>
  </office:meta>
</office:document-meta>
</file>